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itre1" style:family="paragraph">
      <style:paragraph-properties fo:text-align="center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Textbody" style:family="paragraph">
      <style:text-properties fo:font-weight="bold" style:font-weight-asian="bold" style:font-weight-complex="bold"/>
    </style:style>
    <style:style style:name="TableColumn10" style:family="table-column">
      <style:table-column-properties style:column-width="2.2305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Column12" style:family="table-column">
      <style:table-column-properties style:column-width="2.2312in" style:use-optimal-column-width="false"/>
    </style:style>
    <style:style style:name="Table9" style:family="table">
      <style:table-properties style:width="6.69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TableHeading" style:family="paragraph">
      <style:text-properties fo:font-weight="normal" style:font-weight-asian="normal" style:font-weight-complex="normal" fo:color="#000000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17" style:parent-style-name="Policepardéfaut" style:family="text">
      <style:text-properties fo:font-weight="normal" style:font-weight-asian="normal" style:font-weight-complex="normal" fo:color="#000000"/>
    </style:style>
    <style:style style:name="TableCell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" style:parent-style-name="Textbody" style:family="paragraph">
      <style:paragraph-properties fo:text-align="center"/>
      <style:text-properties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color="#000000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color="#000000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color="#000000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color="#000000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color="#00000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color="#000000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color="#000000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color="#0000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color="#000000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color="#000000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color="#000000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color="#000000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color="#0000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color="#000000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color="#000000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color="#000000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color="#000000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color="#000000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color="#000000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color="#000000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color="#000000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Textbody" style:family="paragraph">
      <style:paragraph-properties fo:break-before="page"/>
    </style:style>
    <style:style style:name="TableColumn87" style:family="table-column">
      <style:table-column-properties style:column-width="2.2305in" style:use-optimal-column-width="false"/>
    </style:style>
    <style:style style:name="TableColumn88" style:family="table-column">
      <style:table-column-properties style:column-width="2.2312in" style:use-optimal-column-width="false"/>
    </style:style>
    <style:style style:name="TableColumn89" style:family="table-column">
      <style:table-column-properties style:column-width="2.2312in" style:use-optimal-column-width="false"/>
    </style:style>
    <style:style style:name="Table86" style:family="table">
      <style:table-properties style:width="6.69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color="#000000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Heading" style:family="paragraph">
      <style:text-properties fo:font-weight="normal" style:font-weight-asian="normal" style:font-weight-complex="normal" fo:color="#000000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Textbody" style:family="paragraph">
      <style:paragraph-properties fo:text-align="center"/>
      <style:text-properties fo:color="#0000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color="#000000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color="#000000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color="#000000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color="#000000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color="#000000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fo:color="#000000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color="#000000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color="#000000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color="#000000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color="#000000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color="#000000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color="#000000"/>
    </style:style>
    <style:style style:name="TableColumn126" style:family="table-column">
      <style:table-column-properties style:column-width="2.2305in" style:use-optimal-column-width="false"/>
    </style:style>
    <style:style style:name="TableColumn127" style:family="table-column">
      <style:table-column-properties style:column-width="2.2312in" style:use-optimal-column-width="false"/>
    </style:style>
    <style:style style:name="TableColumn128" style:family="table-column">
      <style:table-column-properties style:column-width="2.2312in" style:use-optimal-column-width="false"/>
    </style:style>
    <style:style style:name="Table125" style:family="table">
      <style:table-properties style:width="6.693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color="#000000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Heading" style:family="paragraph">
      <style:text-properties fo:font-weight="normal" style:font-weight-asian="normal" style:font-weight-complex="normal" fo:color="#000000"/>
    </style:style>
    <style:style style:name="TableCell1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5" style:parent-style-name="Textbody" style:family="paragraph">
      <style:paragraph-properties fo:text-align="center"/>
      <style:text-properties fo:color="#000000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color="#000000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color="#000000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color="#000000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color="#000000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color="#000000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color="#000000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color="#000000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color="#000000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color="#000000"/>
    </style:style>
    <style:style style:name="TableColumn158" style:family="table-column">
      <style:table-column-properties style:column-width="2.2305in" style:use-optimal-column-width="false"/>
    </style:style>
    <style:style style:name="TableColumn159" style:family="table-column">
      <style:table-column-properties style:column-width="2.2312in" style:use-optimal-column-width="false"/>
    </style:style>
    <style:style style:name="TableColumn160" style:family="table-column">
      <style:table-column-properties style:column-width="2.2312in" style:use-optimal-column-width="false"/>
    </style:style>
    <style:style style:name="Table157" style:family="table">
      <style:table-properties style:width="6.693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color="#000000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Heading" style:family="paragraph">
      <style:text-properties fo:font-weight="normal" style:font-weight-asian="normal" style:font-weight-complex="normal" fo:color="#000000"/>
    </style:style>
    <style:style style:name="TableCell1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7" style:parent-style-name="Textbody" style:family="paragraph">
      <style:paragraph-properties fo:text-align="center"/>
      <style:text-properties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color="#000000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color="#000000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color="#000000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color="#000000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color="#000000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color="#000000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color="#000000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color="#000000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color="#000000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color="#000000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color="#000000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color="#000000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color="#000000"/>
    </style:style>
    <style:style style:name="P203" style:parent-style-name="Textbody" style:family="paragraph">
      <style:paragraph-properties fo:break-before="page"/>
    </style:style>
    <style:style style:name="TableColumn205" style:family="table-column">
      <style:table-column-properties style:column-width="2.2305in" style:use-optimal-column-width="false"/>
    </style:style>
    <style:style style:name="TableColumn206" style:family="table-column">
      <style:table-column-properties style:column-width="2.2312in" style:use-optimal-column-width="false"/>
    </style:style>
    <style:style style:name="TableColumn207" style:family="table-column">
      <style:table-column-properties style:column-width="2.2312in" style:use-optimal-column-width="false"/>
    </style:style>
    <style:style style:name="Table204" style:family="table">
      <style:table-properties style:width="6.693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color="#00000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Heading" style:family="paragraph">
      <style:text-properties fo:font-weight="normal" style:font-weight-asian="normal" style:font-weight-complex="normal" fo:color="#000000"/>
    </style:style>
    <style:style style:name="TableCell21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4" style:parent-style-name="Textbody" style:family="paragraph">
      <style:paragraph-properties fo:text-align="center"/>
      <style:text-properties fo:color="#00000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color="#000000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color="#000000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color="#0000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fo:color="#000000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color="#000000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color="#0000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color="#000000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color="#000000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color="#000000"/>
    </style:style>
    <style:style style:name="TableColumn237" style:family="table-column">
      <style:table-column-properties style:column-width="2.2305in" style:use-optimal-column-width="false"/>
    </style:style>
    <style:style style:name="TableColumn238" style:family="table-column">
      <style:table-column-properties style:column-width="2.2312in" style:use-optimal-column-width="false"/>
    </style:style>
    <style:style style:name="TableColumn239" style:family="table-column">
      <style:table-column-properties style:column-width="2.2312in" style:use-optimal-column-width="false"/>
    </style:style>
    <style:style style:name="Table236" style:family="table">
      <style:table-properties style:width="6.693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fo:color="#000000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Heading" style:family="paragraph">
      <style:text-properties fo:font-weight="normal" style:font-weight-asian="normal" style:font-weight-complex="normal" fo:color="#000000"/>
    </style:style>
    <style:style style:name="TableCell2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6" style:parent-style-name="Textbody" style:family="paragraph">
      <style:paragraph-properties fo:text-align="center"/>
      <style:text-properties fo:color="#000000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color="#000000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color="#000000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color="#000000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fo:color="#000000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fo:color="#000000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fo:color="#000000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fo:color="#000000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fo:color="#000000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fo:color="#000000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fo:color="#000000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fo:color="#000000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fo:color="#000000"/>
    </style:style>
    <style:style style:name="P275" style:parent-style-name="Textbody" style:family="paragraph">
      <style:text-properties style:font-name-asian="Liberation Serif" style:font-name-complex="Liberation Serif"/>
    </style:style>
    <style:style style:name="P276" style:parent-style-name="Textbody" style:family="paragraph">
      <style:paragraph-properties fo:break-before="page"/>
      <style:text-properties fo:font-weight="bold" style:font-weight-asian="bold" style:font-weight-complex="bold"/>
    </style:style>
    <style:style style:name="T277" style:parent-style-name="Policepardéfaut" style:family="text">
      <style:text-properties fo:font-weight="bold" style:font-weight-asian="bold" style:font-weight-complex="bold"/>
    </style:style>
    <style:style style:name="P278" style:parent-style-name="Textbody" style:family="paragraph"/>
    <style:style style:name="P279" style:parent-style-name="Textbody" style:family="paragraph"/>
    <style:style style:name="P280" style:parent-style-name="Textbody" style:family="paragraph"/>
    <style:style style:name="P281" style:parent-style-name="Textbody" style:family="paragraph"/>
    <style:style style:name="P282" style:parent-style-name="Textbody" style:family="paragraph"/>
    <style:style style:name="P283" style:parent-style-name="Textbody" style:family="paragraph"/>
    <style:style style:name="P284" style:parent-style-name="Textbody" style:family="paragraph"/>
    <style:style style:name="P285" style:parent-style-name="Textbody" style:family="paragraph"/>
    <style:style style:name="P286" style:parent-style-name="Textbody" style:family="paragraph"/>
    <style:style style:name="P287" style:parent-style-name="Textbody" style:family="paragraph"/>
    <style:style style:name="T288" style:parent-style-name="Policepardéfaut" style:family="text">
      <style:text-properties fo:font-weight="bold" style:font-weight-asian="bold" style:font-weight-complex="bold"/>
    </style:style>
    <style:style style:name="T289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R1.03 Introduction à l'architecture des ordinateurs</text:h>
      <text:h text:style-name="P2" text:outline-level="1">TP 2 - Composants de l'ordinateur - 3h</text:h>
      <text:p text:style-name="P3"/>
      <text:p text:style-name="P4">Ce document complété est à déposer sur Moodle à l'issue des 3h qui lui sont allouées.</text:p>
      <text:p text:style-name="P5"/>
      <text:p text:style-name="P6">Nom Prénom étudiant : Pruvost Paul</text:p>
      <text:p text:style-name="P7"/>
      <text:p text:style-name="P8">Première partie :</text:p>
      <text:p text:style-name="Textbody">Le<text:s/>but de cette partie est de vous faire analyser les composants de 2 ordinateurs mais aussi de tenter de les comparer. Pour cela, nous allons nous intéresser à 2 configurations très différentes mais qui pourtant, semblent fournir quasiment les mêmes fonctionnalités.</text:p>
      <text:p text:style-name="Textbody">Le 1er ordinateur sera votre ordinateur portable.<text:s/></text:p>
      <text:p text:style-name="Textbody">Le 2e ordinateur sera le Raspberry Pi 4 model B 8Go.</text:p>
      <text:p text:style-name="Textbody">Vous allez dans un premier temps compléter le tableau des caractéristiques simplifiées ci-dessous pour les 2 ordinateurs afin de vous convaincre que celles-ci sont apparemment assez proches, sauf le prix ...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TableHeading"><text:span text:style-name="T17">Mon ordinateur portable</text:span></text:p>
          </table:table-cell>
          <table:table-cell table:style-name="TableCell18">
            <text:p text:style-name="P19">Raspberry Pi 4 model B 8Go</text:p>
          </table:table-cell>
        </table:table-row>
        <table:table-row table:style-name="TableRow20">
          <table:table-cell table:style-name="TableCell21">
            <text:p text:style-name="P22">Nombre de cœurs du processeur</text:p>
          </table:table-cell>
          <table:table-cell table:style-name="TableCell23">
            <text:p text:style-name="P24">2</text:p>
          </table:table-cell>
          <table:table-cell table:style-name="TableCell25">
            <text:p text:style-name="P26">4</text:p>
          </table:table-cell>
        </table:table-row>
        <table:table-row table:style-name="TableRow27">
          <table:table-cell table:style-name="TableCell28">
            <text:p text:style-name="P29">Capacité mémoire</text:p>
          </table:table-cell>
          <table:table-cell table:style-name="TableCell30">
            <text:p text:style-name="P31">4 Go</text:p>
          </table:table-cell>
          <table:table-cell table:style-name="TableCell32">
            <text:p text:style-name="P33">8 Go</text:p>
          </table:table-cell>
        </table:table-row>
        <table:table-row table:style-name="TableRow34">
          <table:table-cell table:style-name="TableCell35">
            <text:p text:style-name="P36">Nb USB 2.0 / USB 3.0</text:p>
          </table:table-cell>
          <table:table-cell table:style-name="TableCell37">
            <text:p text:style-name="P38">0 / 2</text:p>
          </table:table-cell>
          <table:table-cell table:style-name="TableCell39">
            <text:p text:style-name="P40">2 / 2</text:p>
          </table:table-cell>
        </table:table-row>
        <table:table-row table:style-name="TableRow41">
          <table:table-cell table:style-name="TableCell42">
            <text:p text:style-name="P43">Connexion Ethernet ?</text:p>
          </table:table-cell>
          <table:table-cell table:style-name="TableCell44">
            <text:p text:style-name="P45">Oui</text:p>
          </table:table-cell>
          <table:table-cell table:style-name="TableCell46">
            <text:p text:style-name="P47">Oui</text:p>
          </table:table-cell>
        </table:table-row>
        <table:table-row table:style-name="TableRow48">
          <table:table-cell table:style-name="TableCell49">
            <text:p text:style-name="P50">Wi-fi ?</text:p>
          </table:table-cell>
          <table:table-cell table:style-name="TableCell51">
            <text:p text:style-name="P52">Oui</text:p>
          </table:table-cell>
          <table:table-cell table:style-name="TableCell53">
            <text:p text:style-name="P54">Oui</text:p>
          </table:table-cell>
        </table:table-row>
        <table:table-row table:style-name="TableRow55">
          <table:table-cell table:style-name="TableCell56">
            <text:p text:style-name="P57">Bluetooth ?</text:p>
          </table:table-cell>
          <table:table-cell table:style-name="TableCell58">
            <text:p text:style-name="P59">Oui</text:p>
          </table:table-cell>
          <table:table-cell table:style-name="TableCell60">
            <text:p text:style-name="P61">Oui</text:p>
          </table:table-cell>
        </table:table-row>
        <table:table-row table:style-name="TableRow62">
          <table:table-cell table:style-name="TableCell63">
            <text:p text:style-name="P64">Nb sortie vidéo/connecteurs</text:p>
          </table:table-cell>
          <table:table-cell table:style-name="TableCell65">
            <text:p text:style-name="P66">2</text:p>
          </table:table-cell>
          <table:table-cell table:style-name="TableCell67">
            <text:p text:style-name="P68">2</text:p>
          </table:table-cell>
        </table:table-row>
        <table:table-row table:style-name="TableRow69">
          <table:table-cell table:style-name="TableCell70">
            <text:p text:style-name="P71">Résolution vidéo max</text:p>
          </table:table-cell>
          <table:table-cell table:style-name="TableCell72">
            <text:p text:style-name="P73">1366 x 768</text:p>
          </table:table-cell>
          <table:table-cell table:style-name="TableCell74">
            <text:p text:style-name="P75">4k</text:p>
          </table:table-cell>
        </table:table-row>
        <table:table-row table:style-name="TableRow76">
          <table:table-cell table:style-name="TableCell77">
            <text:p text:style-name="P78">Prix (environ)</text:p>
          </table:table-cell>
          <table:table-cell table:style-name="TableCell79">
            <text:p text:style-name="P80">200€</text:p>
          </table:table-cell>
          <table:table-cell table:style-name="TableCell81">
            <text:p text:style-name="P82">110€</text:p>
          </table:table-cell>
        </table:table-row>
      </table:table>
      <text:p text:style-name="Textbody"/>
      <text:p text:style-name="Textbody">Vous allez maintenant rechercher plus en détails différentes caractéristiques. Toutes les informations que vous<text:s/>récupérerez d'internet devront provenir de sites fiables (des sites des constructeurs des ordinateurs et des composants concernés, ou du système d’exploitation, ou de logiciels analysant les composants, ou de wikipedia).</text:p>
      <text:p text:style-name="Textbody"><text:span text:style-name="T83">Vous devrez impérativement indiquer</text:span><text:span text:style-name="T84"><text:s/>sous les tableaux vos sources : les logiciels utilisés ou les liens vers les pages web contenant les informations pour tout ce que vous trouverez.</text:span></text:p>
      <text:p text:style-name="Textbody">Certaines informations seront certainement difficiles à trouver et vous devrez probablement chercher dans des sites non francophones !</text:p>
      <text:p text:style-name="Textbody"/>
      <text:soft-page-break/>
      <text:p text:style-name="P85">Complétez ce tableau des caractéristiques des processeurs :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Processeur</text:p>
          </table:table-cell>
          <table:table-cell table:style-name="TableCell93">
            <text:p text:style-name="P94">Mon ordinateur portable</text:p>
          </table:table-cell>
          <table:table-cell table:style-name="TableCell95">
            <text:p text:style-name="P96">Raspberry Pi 4 model B 8Go</text:p>
          </table:table-cell>
        </table:table-row>
        <table:table-row table:style-name="TableRow97">
          <table:table-cell table:style-name="TableCell98">
            <text:p text:style-name="P99">Marque / modèle précis</text:p>
          </table:table-cell>
          <table:table-cell table:style-name="TableCell100">
            <text:p text:style-name="P101">Asus / E203MA-FD017TS</text:p>
          </table:table-cell>
          <table:table-cell table:style-name="TableCell102">
            <text:p text:style-name="P103">Raspberry/ RPI4-MODBP-8GB</text:p>
          </table:table-cell>
        </table:table-row>
        <table:table-row table:style-name="TableRow104">
          <table:table-cell table:style-name="TableCell105">
            <text:p text:style-name="P106">architecture<text:s/>(32bits/64bits)</text:p>
          </table:table-cell>
          <table:table-cell table:style-name="TableCell107">
            <text:p text:style-name="P108">64 bits</text:p>
          </table:table-cell>
          <table:table-cell table:style-name="TableCell109">
            <text:p text:style-name="P110">64 bits</text:p>
          </table:table-cell>
        </table:table-row>
        <table:table-row table:style-name="TableRow111">
          <table:table-cell table:style-name="TableCell112">
            <text:p text:style-name="P113">fréquence</text:p>
          </table:table-cell>
          <table:table-cell table:style-name="TableCell114">
            <text:p text:style-name="P115">1,1 GHz</text:p>
          </table:table-cell>
          <table:table-cell table:style-name="TableCell116">
            <text:p text:style-name="P117">1.5 GHz</text:p>
          </table:table-cell>
        </table:table-row>
        <table:table-row table:style-name="TableRow118">
          <table:table-cell table:style-name="TableCell119">
            <text:p text:style-name="P120">capacité de la mémoire cache</text:p>
          </table:table-cell>
          <table:table-cell table:style-name="TableCell121">
            <text:p text:style-name="P122">64Go</text:p>
          </table:table-cell>
          <table:table-cell table:style-name="TableCell123">
            <text:p text:style-name="P124">8Go</text:p>
          </table:table-cell>
        </table:table-row>
      </table:table>
      <text:p text:style-name="Textbody">Sources :</text:p>
      <text:p text:style-name="Textbody">https://www.laptopspirit.fr/comparateur/Pc-portable/26502/Asus,Vivobook-e203ma-fd017ts-bleu.html<text:a xlink:href="https://en.wikipedia.org/wiki/ARM_Cortex-A72" office:target-frame-name="_top" xlink:show="replace"/></text:p>
      <text:p text:style-name="Textbody">https://www.ldlc.com/fiche/PB00255974.html</text:p>
      <text:p text:style-name="Textbody">https://www.ldlc.com/fiche/PB00343113.html</text:p>
      <text:p text:style-name="Textbody"/>
      <text:p text:style-name="Textbody">Complétez ce tableau des caractéristiques de la mémoire RAM :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RAM</text:p>
          </table:table-cell>
          <table:table-cell table:style-name="TableCell132">
            <text:p text:style-name="P133">Mon ordinateur portable</text:p>
          </table:table-cell>
          <table:table-cell table:style-name="TableCell134">
            <text:p text:style-name="P135">Raspberry Pi 4 model B 8Go</text:p>
          </table:table-cell>
        </table:table-row>
        <table:table-row table:style-name="TableRow136">
          <table:table-cell table:style-name="TableCell137">
            <text:p text:style-name="P138">Type de mémoire</text:p>
          </table:table-cell>
          <table:table-cell table:style-name="TableCell139">
            <text:p text:style-name="P140">DDR4</text:p>
          </table:table-cell>
          <table:table-cell table:style-name="TableCell141">
            <text:p text:style-name="P142">DDR4</text:p>
          </table:table-cell>
        </table:table-row>
        <table:table-row table:style-name="TableRow143">
          <table:table-cell table:style-name="TableCell144">
            <text:p text:style-name="P145">Débit en<text:s/>MT/s</text:p>
          </table:table-cell>
          <table:table-cell table:style-name="TableCell146">
            <text:p text:style-name="P147">2,133 Gbit/s</text:p>
          </table:table-cell>
          <table:table-cell table:style-name="TableCell148">
            <text:p text:style-name="P149">2,133 Gbit/s</text:p>
          </table:table-cell>
        </table:table-row>
        <table:table-row table:style-name="TableRow150">
          <table:table-cell table:style-name="TableCell151">
            <text:p text:style-name="P152">Taux de transfer en Mo/s</text:p>
          </table:table-cell>
          <table:table-cell table:style-name="TableCell153">
            <text:p text:style-name="P154">2667 Mb/s</text:p>
          </table:table-cell>
          <table:table-cell table:style-name="TableCell155">
            <text:p text:style-name="P156">2667 Mb/s</text:p>
          </table:table-cell>
        </table:table-row>
      </table:table>
      <text:p text:style-name="Textbody">Sources :</text:p>
      <text:p text:style-name="Textbody">https://www.silicon.fr/memoire-ddr4-samsung-debute-la-production-de-masse-88934.html</text:p>
      <text:p text:style-name="Textbody">https://fr.wikipedia.org/wiki/DDR4_SDRAM#:~:text=Ce%20module%20a%20une%20bande,V%20pour%20les%20modules%20DDR3.</text:p>
      <text:p text:style-name="Textbody"/>
      <text:p text:style-name="Textbody">Complétez ce tableau des caractéristiques de la partie graphique :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Carte/puce graphique</text:p>
          </table:table-cell>
          <table:table-cell table:style-name="TableCell164">
            <text:p text:style-name="P165">Mon ordinateur portable</text:p>
          </table:table-cell>
          <table:table-cell table:style-name="TableCell166">
            <text:p text:style-name="P167">Raspberry Pi 4 model B 8Go</text:p>
          </table:table-cell>
        </table:table-row>
        <table:table-row table:style-name="TableRow168">
          <table:table-cell table:style-name="TableCell169">
            <text:p text:style-name="P170">Marque et modèle</text:p>
          </table:table-cell>
          <table:table-cell table:style-name="TableCell171">
            <text:p text:style-name="P172">Intel UHD Graphics 600</text:p>
          </table:table-cell>
          <table:table-cell table:style-name="TableCell173">
            <text:p text:style-name="P174">VideoCore VI</text:p>
          </table:table-cell>
        </table:table-row>
        <table:table-row table:style-name="TableRow175">
          <table:table-cell table:style-name="TableCell176">
            <text:p text:style-name="P177">résolution max / images par<text:s/>sec.</text:p>
          </table:table-cell>
          <table:table-cell table:style-name="TableCell178">
            <text:p text:style-name="P179">1366 x 768 / 60 ips</text:p>
          </table:table-cell>
          <table:table-cell table:style-name="TableCell180">
            <text:p text:style-name="P181">4k / 60ips</text:p>
          </table:table-cell>
        </table:table-row>
        <table:table-row table:style-name="TableRow182">
          <table:table-cell table:style-name="TableCell183">
            <text:p text:style-name="P184">architecture (32bits/64bits)</text:p>
          </table:table-cell>
          <table:table-cell table:style-name="TableCell185">
            <text:p text:style-name="P186">64 bits</text:p>
          </table:table-cell>
          <table:table-cell table:style-name="TableCell187">
            <text:p text:style-name="P188">64 bits</text:p>
          </table:table-cell>
        </table:table-row>
        <table:table-row table:style-name="TableRow189">
          <table:table-cell table:style-name="TableCell190">
            <text:p text:style-name="P191">Fréquence</text:p>
          </table:table-cell>
          <table:table-cell table:style-name="TableCell192">
            <text:p text:style-name="P193">300 - 700 (Boost) MHz</text:p>
          </table:table-cell>
          <table:table-cell table:style-name="TableCell194">
            <text:p text:style-name="P195">500 MHz</text:p>
          </table:table-cell>
        </table:table-row>
        <table:table-row table:style-name="TableRow196">
          <table:table-cell table:style-name="TableCell197">
            <text:p text:style-name="P198">compatible 3D ?</text:p>
          </table:table-cell>
          <table:table-cell table:style-name="TableCell199">
            <text:p text:style-name="P200">Oui</text:p>
          </table:table-cell>
          <table:table-cell table:style-name="TableCell201">
            <text:p text:style-name="P202">x</text:p>
          </table:table-cell>
        </table:table-row>
      </table:table>
      <text:p text:style-name="Textbody">Sources :</text:p>
      <text:p text:style-name="Textbody">https://www.notebookcheck.biz/Intel-UHD-Graphics-600.341696.0.html</text:p>
      <text:p text:style-name="Textbody">https://technical.city/fr/video/UHD-Graphics-600</text:p>
      <text:p text:style-name="Textbody">https://fr.gadgetversus.com/carte-graphique/broadcom-videocore-vi-fiche-technique/</text:p>
      <text:soft-page-break/>
      <text:p text:style-name="P203">Cherchez maintenant des tests de performances (benchmarks) qui ont été effectués sur le Raspberry Pi 4 model B.</text:p>
      <text:p text:style-name="Textbody">Retenez uniquement ceux qui peuvent être exécutés sur votre ordinateur (avec la même version du benchmark), notez-les dans le tableau ci-dessous, et testez votre PC portable avec les mêmes benchmarks pour le comparer aux résultats obtenus sur le Raspberry.</text:p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Benchmarks</text:p>
          </table:table-cell>
          <table:table-cell table:style-name="TableCell211">
            <text:p text:style-name="P212">Mon ordinateur portable</text:p>
          </table:table-cell>
          <table:table-cell table:style-name="TableCell213">
            <text:p text:style-name="P214">Raspberry Pi 4 model B 8Go</text:p>
          </table:table-cell>
        </table:table-row>
        <table:table-row table:style-name="TableRow215">
          <table:table-cell table:style-name="TableCell216">
            <text:p text:style-name="P217">GeekBench</text:p>
          </table:table-cell>
          <table:table-cell table:style-name="TableCell218">
            <text:p text:style-name="P219"/>
          </table:table-cell>
          <table:table-cell table:style-name="TableCell220">
            <text:p text:style-name="P221">1283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</table:table>
      <text:p text:style-name="Textbody">Sources :</text:p>
      <text:p text:style-name="Textbody"/>
      <text:p text:style-name="Textbody"/>
      <text:p text:style-name="Textbody">L'une des différences flagrantes entre ces 2 ordinateurs est l'accès à une mémoire de masse. Remplissez le<text:s/>tableau ci-dessous pour indiquer si oui ou non ces différents périphériques de stockage sont utilisables avec chaque ordinateur. Pour le Raspberry, si oui, expliquez comment ! (N’oubliez pas vos sources pour justifier votre réponse).</text:p>
      <text:p text:style-name="Textbody"/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Mémoires de masse</text:p>
          </table:table-cell>
          <table:table-cell table:style-name="TableCell243">
            <text:p text:style-name="P244">Mon ordinateur portable</text:p>
          </table:table-cell>
          <table:table-cell table:style-name="TableCell245">
            <text:p text:style-name="P246">Raspberry Pi 4 model B 8Go</text:p>
          </table:table-cell>
        </table:table-row>
        <table:table-row table:style-name="TableRow247">
          <table:table-cell table:style-name="TableCell248">
            <text:p text:style-name="P249">ssd format SATA</text:p>
          </table:table-cell>
          <table:table-cell table:style-name="TableCell250">
            <text:p text:style-name="P251">Non</text:p>
          </table:table-cell>
          <table:table-cell table:style-name="TableCell252">
            <text:p text:style-name="P253">Non</text:p>
          </table:table-cell>
        </table:table-row>
        <table:table-row table:style-name="TableRow254">
          <table:table-cell table:style-name="TableCell255">
            <text:p text:style-name="P256">ssd format M.2</text:p>
          </table:table-cell>
          <table:table-cell table:style-name="TableCell257">
            <text:p text:style-name="P258">Non</text:p>
          </table:table-cell>
          <table:table-cell table:style-name="TableCell259">
            <text:p text:style-name="P260">Non</text:p>
          </table:table-cell>
        </table:table-row>
        <table:table-row table:style-name="TableRow261">
          <table:table-cell table:style-name="TableCell262">
            <text:p text:style-name="P263">Carte SD</text:p>
          </table:table-cell>
          <table:table-cell table:style-name="TableCell264">
            <text:p text:style-name="P265">Oui<text:s/>(seulement les Micro SD)</text:p>
          </table:table-cell>
          <table:table-cell table:style-name="TableCell266">
            <text:p text:style-name="P267">Oui (seulement les Micro SD)</text:p>
          </table:table-cell>
        </table:table-row>
        <table:table-row table:style-name="TableRow268">
          <table:table-cell table:style-name="TableCell269">
            <text:p text:style-name="P270">disque dur</text:p>
          </table:table-cell>
          <table:table-cell table:style-name="TableCell271">
            <text:p text:style-name="P272">Oui</text:p>
          </table:table-cell>
          <table:table-cell table:style-name="TableCell273">
            <text:p text:style-name="P274">Oui (Il faut qu’il soit externe avec un branchement usb)</text:p>
          </table:table-cell>
        </table:table-row>
      </table:table>
      <text:p text:style-name="Textbody">Sources :</text:p>
      <text:p text:style-name="Textbody">https://www.ldlc.com/fiche/PB00255974.html</text:p>
      <text:p text:style-name="Textbody">https://www.ldlc.com/fiche/PB00343113.html</text:p>
      <text:p text:style-name="Textbody">Enfin, résumez ci-dessous en quelques phrases les différences que vous aurez trouvées entre ces 2 ordinateurs en terme de fonctionnalités et de performances :</text:p>
      <text:p text:style-name="P275">→Le PC<text:s/>Portable utilisait<text:s/></text:p>
      <text:p text:style-name="Textbody"/>
      <text:p text:style-name="P276"/>
      <text:p text:style-name="Textbody"><text:line-break/><text:span text:style-name="T277">Deuxième partie :<text:s/></text:span>uniquement après avoir terminé la première partie.</text:p>
      <text:p text:style-name="Textbody">Durant les TPs de cette ressource, vous devriez normalement manipuler réellement les composants d'un ordinateur. Toutefois pour de multiples raisons cela n'est pas<text:s/>prévu.</text:p>
      <text:p text:style-name="Textbody">Tout comme lors du TP1, vous allez donc faire cela de manière virtuelle, mais cette fois de manière ludique en testant pendant quelques minutes le jeu PC Building Simulator :</text:p>
      <text:p text:style-name="Textbody"><text:s/><text:a xlink:href="https://www.epicgames.com/store/fr/p/pc-building-simulator" office:target-frame-name="_top" xlink:show="replace">https://www.epicgames.com/store/fr/p/pc-building-simulator</text:a><text:s/>(gratuit jusqu'au 14/10 - 17h)</text:p>
      <text:p text:style-name="Textbody">Placez-vous pendant quelques minutes dans la peau d'un assembleur/réparateur de PC afin de découvrir ce métier (de manière très simplifiée avouons-le).</text:p>
      <text:list text:style-name="LFO1" text:continue-numbering="true">
        <text:list-item>
          <text:p text:style-name="P278">Lancez le jeu et faite le tuto "Comment créer un PC"</text:p>
        </text:list-item>
        <text:list-item>
          <text:p text:style-name="P279">Lancez le mode carrière - nouvelle partie et tentez d'atteindre le niveau 2 et 1 000$ de solde sur le compte en banque de votre boutique !</text:p>
        </text:list-item>
      </text:list>
      <text:p text:style-name="Textbody">Pour cela vous aurez à désinfecter 2 PCs de leurs virus, enlever<text:s/>la poussière de 2 PCs, changer un ventilateur de microprocesseur, ajouter un disque dur, changer une carte graphique et passer de 2Go à 16Go de RAM pour un dernier PC.</text:p>
      <text:p text:style-name="Textbody">Astuces :</text:p>
      <text:list text:style-name="LFO2" text:continue-numbering="true">
        <text:list-item>
          <text:p text:style-name="P280">Dans les paramètres (roue crantée en bas à gauche), modifier les associations<text:s/>de touche pour les déplacement avec clavier AZERTY</text:p>
        </text:list-item>
        <text:list-item>
          <text:p text:style-name="P281">Maintenir enfoncé le bouton gauche de la souris pour effectuer les actions sur le PC (brancher, débrancher, visser, dévisser, monter, démonter, souffler l'air, ...)</text:p>
        </text:list-item>
        <text:list-item>
          <text:p text:style-name="P282">Touche Echap ou bouton porte en haut à<text:s/>gauche pour quitter le mode réparation de PC</text:p>
        </text:list-item>
        <text:list-item>
          <text:p text:style-name="P283">Regardez "Stats PC" en bas des mails pour connaître la config et savoir quoi acheter</text:p>
        </text:list-item>
        <text:list-item>
          <text:p text:style-name="P284">Pendant une réparation, contrôler la zone "Etat du PC" en bas à droite pour savoir ce qu'il faut faire ensuite</text:p>
        </text:list-item>
        <text:list-item>
          <text:p text:style-name="P285">Pendant une réparation, cliquer sur Installer ou la touche I pour installer les pièces achetées mais aussi pour les câbles, utiliser la clé USB, la bombe d'air comprimé, ou remettre les pièces démontées (capots, ...)</text:p>
        </text:list-item>
        <text:list-item>
          <text:p text:style-name="P286">Après avoir fini une réparation, retournez voir le mail afin de récupérer le paiement</text:p>
        </text:list-item>
        <text:list-item>
          <text:p text:style-name="P287">Sortir de votre boutique (porte dans le couloir) pour finir la journée, changer de jour et recevoir les commandes et PC à réparer.</text:p>
        </text:list-item>
      </text:list>
      <text:p text:style-name="Textbody"><text:span text:style-name="T288">Insérez ici une photo (pas un screen) de votre ordinateur portable entièrement visible avec s</text:span><text:span text:style-name="T289">ur l'écran PC Builder Simulator montrant votre niveau et solde de comp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75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ul Pruvost</dc:creator>
    <meta:creation-date>2021-10-03T22:50:00Z</meta:creation-date>
    <dc:date>2021-11-15T18:57:00Z</dc:date>
    <meta:template xlink:href="Normal" xlink:type="simple"/>
    <meta:editing-cycles>5</meta:editing-cycles>
    <meta:editing-duration>PT69240S</meta:editing-duration>
    <meta:document-statistic meta:page-count="4" meta:paragraph-count="14" meta:word-count="1086" meta:character-count="7046" meta:row-count="49" meta:non-whitespace-character-count="5974"/>
  </office:meta>
</office:document-meta>
</file>